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3E5000001F54A01845D6424AF8E.png" manifest:media-type="image/png"/>
  <manifest:file-entry manifest:full-path="Pictures/1000AF1C000085A30000432E5F212105FBCE3A87.svg" manifest:media-type="image/svg+xml"/>
  <manifest:file-entry manifest:full-path="Pictures/10000001000003E5000001F5017ED58D750D8D09.png" manifest:media-type="image/png"/>
  <manifest:file-entry manifest:full-path="Pictures/10009FDF000085A30000432E6BE1877004FC3EBE.svg" manifest:media-type="image/svg+xml"/>
  <manifest:file-entry manifest:full-path="Pictures/10000001000003E5000001F5BD0D58978C8CFF49.png" manifest:media-type="image/png"/>
  <manifest:file-entry manifest:full-path="Pictures/10009A76000085A30000432EC17136767FE7868A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534b" officeooo:paragraph-rsid="001e534b"/>
    </style:style>
    <style:style style:name="P2" style:family="paragraph" style:parent-style-name="Standard">
      <style:text-properties fo:font-size="14pt" fo:font-weight="bold" officeooo:rsid="001e534b" officeooo:paragraph-rsid="001e534b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ampos de saturação</text:p>
      <text:p text:style-name="P1"/>
      <text:p text:style-name="P1"/>
      <text:p text:style-name="P1"><draw:frame draw:style-name="fr2" draw:name="Figura1" text:anchor-type="char" svg:width="17cm" svg:height="8.546cm" draw:z-index="0"><draw:image xlink:href="Pictures/10009A76000085A30000432EC17136767FE7868A.svg" xlink:type="simple" xlink:show="embed" xlink:actuate="onLoad" draw:mime-type="image/svg+xml"/><draw:image xlink:href="Pictures/10000001000003E5000001F5BD0D58978C8CFF49.png" xlink:type="simple" xlink:show="embed" xlink:actuate="onLoad" draw:mime-type="image/png"/></draw:frame></text:p>
      <text:p text:style-name="P1"/>
      <text:p text:style-name="P1"><draw:frame draw:style-name="fr2" draw:name="Figura2" text:anchor-type="char" svg:width="17cm" svg:height="8.546cm" draw:z-index="1"><draw:image xlink:href="Pictures/10009FDF000085A30000432E6BE1877004FC3EBE.svg" xlink:type="simple" xlink:show="embed" xlink:actuate="onLoad" draw:mime-type="image/svg+xml"/><draw:image xlink:href="Pictures/10000001000003E5000001F5017ED58D750D8D09.png" xlink:type="simple" xlink:show="embed" xlink:actuate="onLoad" draw:mime-type="image/png"/></draw:frame></text:p>
      <text:p text:style-name="P1"/>
      <text:p text:style-name="P1"/>
      <text:p text:style-name="P1"><draw:frame draw:style-name="fr1" draw:name="Figura3" text:anchor-type="char" svg:width="17cm" svg:height="8.546cm" draw:z-index="2"><draw:image xlink:href="Pictures/1000AF1C000085A30000432E5F212105FBCE3A87.svg" xlink:type="simple" xlink:show="embed" xlink:actuate="onLoad" draw:mime-type="image/svg+xml"/><draw:image xlink:href="Pictures/10000001000003E5000001F54A01845D6424AF8E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1T19:38:44.040304515</meta:creation-date>
    <dc:date>2023-06-11T19:44:56.858736791</dc:date>
    <meta:editing-duration>PT6M16S</meta:editing-duration>
    <meta:editing-cycles>1</meta:editing-cycles>
    <meta:generator>LibreOffice/7.5.2.2$Linux_X86_64 LibreOffice_project/50$Build-2</meta:generator>
    <meta:document-statistic meta:table-count="0" meta:image-count="3" meta:object-count="0" meta:page-count="2" meta:paragraph-count="1" meta:word-count="3" meta:character-count="19" meta:non-whitespace-character-count="17"/>
  </office:meta>
</office:document-meta>
</file>